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c6f" officeooo:paragraph-rsid="00164c6f"/>
    </style:style>
    <style:style style:name="P2" style:family="paragraph" style:parent-style-name="Standard">
      <style:text-properties officeooo:rsid="00182b4a" officeooo:paragraph-rsid="00182b4a"/>
    </style:style>
    <style:style style:name="P3" style:family="paragraph" style:parent-style-name="Standard">
      <style:text-properties officeooo:rsid="001a762e" officeooo:paragraph-rsid="001a762e"/>
    </style:style>
    <style:style style:name="P4" style:family="paragraph" style:parent-style-name="Standard">
      <style:text-properties officeooo:rsid="001a762e" officeooo:paragraph-rsid="001b4d11"/>
    </style:style>
    <style:style style:name="P5" style:family="paragraph" style:parent-style-name="Standard">
      <style:text-properties officeooo:rsid="001e42a6" officeooo:paragraph-rsid="001e42a6"/>
    </style:style>
    <style:style style:name="P6" style:family="paragraph" style:parent-style-name="Standard">
      <style:text-properties officeooo:rsid="001b4d11" officeooo:paragraph-rsid="001b4d11"/>
    </style:style>
    <style:style style:name="P7" style:family="paragraph" style:parent-style-name="Preformatted_20_Text">
      <style:text-properties officeooo:rsid="001a762e" officeooo:paragraph-rsid="001b4d11"/>
    </style:style>
    <style:style style:name="P8" style:family="paragraph" style:parent-style-name="Preformatted_20_Text">
      <style:text-properties officeooo:rsid="001e42a6" officeooo:paragraph-rsid="001e42a6"/>
    </style:style>
    <style:style style:name="T1" style:family="text">
      <style:text-properties fo:font-variant="normal" fo:text-transform="none" fo:color="#333333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officeooo:rsid="001c9c86"/>
    </style:style>
    <style:style style:name="T3" style:family="text">
      <style:text-properties officeooo:rsid="00261c2c"/>
    </style:style>
    <style:style style:name="T4" style:family="text">
      <style:text-properties officeooo:rsid="0027b4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r name: bamshad-sh<text:span text:style-name="T4">r</text:span>m</text:p>
      <text:p text:style-name="P3">Password: <text:span text:style-name="T3">3404031Bb</text:span></text:p>
      <text:p text:style-name="P3"/>
      <text:p text:style-name="P5">Q1. How to add a project in local machine to a gitHub repository?</text:p>
      <text:p text:style-name="P5"/>
      <text:p text:style-name="P8"><text:span text:style-name="Source_20_Text"><text:span text:style-name="T1">git init</text:span></text:span></text:p>
      <text:p text:style-name="P5"/>
      <text:p text:style-name="P8"><text:span text:style-name="Source_20_Text"><text:span text:style-name="T1">git add .</text:span></text:span></text:p>
      <text:p text:style-name="P5"/>
      <text:p text:style-name="P8"><text:span text:style-name="Source_20_Text"><text:span text:style-name="T1">git commit -m "First commit"</text:span></text:span></text:p>
      <text:p text:style-name="P5"/>
      <text:p text:style-name="P8"><text:span text:style-name="Source_20_Text"><text:span text:style-name="T1">git remote add origin </text:span></text:span><text:span text:style-name="Source_20_Text"><text:span text:style-name="Emphasis"><text:span text:style-name="T1">remote repository URL</text:span></text:span></text:span></text:p>
      <text:p text:style-name="P5"/>
      <text:p text:style-name="P8"><text:span text:style-name="Source_20_Text"><text:span text:style-name="T1">git remote -v</text:span></text:span></text:p>
      <text:p text:style-name="P5"/>
      <text:p text:style-name="P8"><text:span text:style-name="Source_20_Text"><text:span text:style-name="T1">git push origin master</text:span></text:span></text:p>
      <text:p text:style-name="P5"/>
      <text:p text:style-name="P3"/>
      <text:p text:style-name="P6">Q1. How to make changes?</text:p>
      <text:p text:style-name="P4"/>
      <text:p text:style-name="P7"><text:span text:style-name="Source_20_Text"><text:span text:style-name="T1"><text:tab/>git add .</text:span></text:span></text:p>
      <text:p text:style-name="P4"/>
      <text:p text:style-name="P7"><text:span text:style-name="Source_20_Text"><text:span text:style-name="T1"><text:tab/>git commit -m "First commit"</text:span></text:span></text:p>
      <text:p text:style-name="P4"/>
      <text:p text:style-name="P7"><text:span text:style-name="Source_20_Text"><text:span text:style-name="T1"><text:tab/>git push origin master</text:span></text:span></text:p>
      <text:p text:style-name="P4"><text:s/></text:p>
      <text:p text:style-name="P1"/>
      <text:p text:style-name="P1">Q<text:span text:style-name="T2">2</text:span>. How to come back to the desired version?</text:p>
      <text:p text:style-name="P1"/>
      <text:p text:style-name="P1">Answer:</text:p>
      <text:p text:style-name="P1"/>
      <text:p text:style-name="P1">1. Remove all the current files by:</text:p>
      <text:p text:style-name="P1"/>
      <text:p text:style-name="P1"><text:tab/>git rm -r .</text:p>
      <text:p text:style-name="P1"/>
      <text:p text:style-name="P1">2. Find the hash value of your desired version by:</text:p>
      <text:p text:style-name="P1"/>
      <text:p text:style-name="P1"><text:tab/>git log --pretty=oneline --abbrev-commit</text:p>
      <text:p text:style-name="P1"/>
      <text:p text:style-name="P1">3. Take all the files from your desired version by:</text:p>
      <text:p text:style-name="P1"/>
      <text:p text:style-name="P1"><text:tab/>git checkout a23a40c .</text:p>
      <text:p text:style-name="P1"/>
      <text:p text:style-name="P1">Note: the hash value is copy an pasted from step number 2.</text:p>
      <text:p text:style-name="P2">Note Do NOT forget to add the dot “.” At the end of command. </text:p>
      <text:p text:style-name="P1"/>
      <text:p text:style-name="P1">4. Commit the changes by:</text:p>
      <text:p text:style-name="P1"/>
      <text:p text:style-name="P1"><text:tab/>git commit -m "go back to perfect point"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09:38:58.591871098</meta:creation-date>
    <dc:date>2020-08-19T09:15:57.771408060</dc:date>
    <meta:editing-duration>PT18M13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49" meta:character-count="766" meta:non-whitespace-character-count="634"/>
  </office:meta>
</office:document-meta>
</file>